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<text:a xlink:href="mailto:david.freitas@aeg1.pt" xlink:type="simple">david.freitas@aeg1.pt</text:a></text:p>
          </table:table-cell>
          <table:table-cell office:value-type="string" calcext:value-type="string">
            <text:p>Vais ter uma semana de férias a mais.</text:p>
          </table:table-cell>
        </table:table-row>
        <table:table-row table:style-name="ro1">
          <table:table-cell office:value-type="string" calcext:value-type="string">
            <text:p><text:a xlink:href="mailto:lilia.silva@aeg1.pt" xlink:type="simple">lilia.silva@aeg1.pt</text:a></text:p>
          </table:table-cell>
          <table:table-cell office:value-type="string" calcext:value-type="string">
            <text:p>Os alunos de RC vão ter mais férias també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5:45:41.346387060</meta:creation-date>
    <dc:date>2023-10-12T15:47:10.280601345</dc:date>
    <meta:editing-duration>PT1M29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